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language="en" fo:country="US" officeooo:paragraph-rsid="0007c7b5" style:font-size-asian="14pt" style:font-size-complex="14pt"/>
    </style:style>
    <style:style style:name="P2" style:family="paragraph" style:parent-style-name="Standard">
      <style:text-properties fo:font-size="14pt" fo:language="en" fo:country="US" officeooo:paragraph-rsid="0007d701" style:font-size-asian="14pt" style:font-size-complex="14pt"/>
    </style:style>
    <style:style style:name="P3" style:family="paragraph" style:parent-style-name="Standard">
      <style:text-properties fo:font-size="14pt" fo:language="en" fo:country="US" officeooo:rsid="0007d701" officeooo:paragraph-rsid="0007c7b5" style:font-size-asian="14pt" style:font-size-complex="14pt"/>
    </style:style>
    <style:style style:name="P4" style:family="paragraph" style:parent-style-name="Standard">
      <style:paragraph-properties fo:text-align="center" style:justify-single-word="false"/>
      <style:text-properties fo:font-size="14pt" fo:language="en" fo:country="US" officeooo:rsid="0007d701" officeooo:paragraph-rsid="0007d701" style:font-size-asian="14pt" style:font-size-complex="14pt"/>
    </style:style>
    <style:style style:name="P5" style:family="paragraph" style:parent-style-name="Standard">
      <style:text-properties fo:font-size="14pt" fo:language="en" fo:country="US" officeooo:rsid="0007d701" officeooo:paragraph-rsid="0007d701" style:font-size-asian="14pt" style:font-size-complex="14pt"/>
    </style:style>
    <style:style style:name="P6" style:family="paragraph" style:parent-style-name="Standard">
      <style:text-properties fo:font-size="14pt" fo:language="en" fo:country="US" officeooo:rsid="0009781e" officeooo:paragraph-rsid="0009781e" style:font-size-asian="14pt" style:font-size-complex="14pt"/>
    </style:style>
    <style:style style:name="P7" style:family="paragraph" style:parent-style-name="Standard">
      <style:text-properties fo:font-size="14pt" fo:language="en" fo:country="US" officeooo:paragraph-rsid="0007c7b5" style:font-name-asian="Liberation Serif1" style:font-size-asian="14pt" style:font-name-complex="Liberation Serif1" style:font-size-complex="14pt"/>
    </style:style>
    <style:style style:name="P8" style:family="paragraph" style:parent-style-name="Standard">
      <style:text-properties fo:font-size="14pt" fo:language="en" fo:country="US" fo:font-weight="bold" officeooo:rsid="0007d701" officeooo:paragraph-rsid="0007d701" style:font-size-asian="14pt" style:font-weight-asian="bold" style:font-size-complex="14pt" style:font-weight-complex="bold"/>
    </style:style>
    <style:style style:name="P9" style:family="paragraph" style:parent-style-name="Standard">
      <style:text-properties fo:font-size="14pt" fo:language="en" fo:country="US" fo:font-weight="bold" officeooo:rsid="0009781e" officeooo:paragraph-rsid="0009781e" style:font-size-asian="14pt" style:font-weight-asian="bold" style:font-size-complex="14pt" style:font-weight-complex="bold"/>
    </style:style>
    <style:style style:name="P10" style:family="paragraph" style:parent-style-name="Standard" style:master-page-name="Standard">
      <style:paragraph-properties style:page-number="auto"/>
      <style:text-properties fo:font-size="14pt" fo:language="en" fo:country="US" officeooo:paragraph-rsid="0007c7b5" style:font-size-asian="14pt" style:font-size-complex="14pt"/>
    </style:style>
    <style:style style:name="P11" style:family="paragraph" style:parent-style-name="Standard">
      <style:text-properties fo:font-size="14pt" fo:language="en" fo:country="US" officeooo:rsid="000ec984" officeooo:paragraph-rsid="000ec984" style:font-size-asian="14pt" style:font-size-complex="14pt"/>
    </style:style>
    <style:style style:name="P12" style:family="paragraph" style:parent-style-name="Standard" style:list-style-name="L1">
      <style:text-properties fo:font-size="14pt" fo:language="en" fo:country="US" officeooo:rsid="0009781e" officeooo:paragraph-rsid="0009781e" style:font-size-asian="14pt" style:font-size-complex="14pt"/>
    </style:style>
    <style:style style:name="P13" style:family="paragraph" style:parent-style-name="Standard" style:list-style-name="L2">
      <style:text-properties fo:font-size="14pt" fo:language="en" fo:country="US" officeooo:rsid="0009781e" officeooo:paragraph-rsid="0009781e" style:font-size-asian="14pt" style:font-size-complex="14pt"/>
    </style:style>
    <style:style style:name="P14" style:family="paragraph" style:parent-style-name="Standard" style:list-style-name="L3">
      <style:text-properties fo:font-size="14pt" fo:language="en" fo:country="US" officeooo:rsid="0009781e" officeooo:paragraph-rsid="000f48a5" style:font-size-asian="14pt" style:font-size-complex="14pt"/>
    </style:style>
    <style:style style:name="P15" style:family="paragraph" style:parent-style-name="Standard" style:list-style-name="L3">
      <style:text-properties fo:font-size="14pt" fo:language="en" fo:country="US" officeooo:rsid="000f48a5" officeooo:paragraph-rsid="000f48a5" style:font-size-asian="14pt" style:font-size-complex="14pt"/>
    </style:style>
    <style:style style:name="P16" style:family="paragraph" style:parent-style-name="Standard">
      <style:text-properties fo:font-size="14pt" fo:language="en" fo:country="US" officeooo:rsid="000f48a5" officeooo:paragraph-rsid="000f48a5" style:font-size-asian="14pt" style:font-size-complex="14pt"/>
    </style:style>
    <style:style style:name="P17" style:family="paragraph" style:parent-style-name="Standard">
      <style:text-properties fo:font-size="14pt" fo:language="en" fo:country="US" fo:font-weight="bold" officeooo:rsid="000ec984" officeooo:paragraph-rsid="000ec984" style:font-size-asian="14pt" style:font-weight-asian="bold" style:font-size-complex="14pt" style:font-weight-complex="bold"/>
    </style:style>
    <style:style style:name="P18" style:family="paragraph" style:parent-style-name="Standard">
      <style:text-properties fo:font-size="14pt" fo:language="en" fo:country="US" fo:font-weight="bold" officeooo:rsid="000f48a5" officeooo:paragraph-rsid="000f48a5" style:font-size-asian="14pt" style:font-weight-asian="bold" style:font-size-complex="14pt" style:font-weight-complex="bold"/>
    </style:style>
    <style:style style:name="T1" style:family="text">
      <style:text-properties officeooo:rsid="0007c7b5"/>
    </style:style>
    <style:style style:name="T2" style:family="text">
      <style:text-properties officeooo:rsid="000e1bfc"/>
    </style:style>
    <style:style style:name="T3" style:family="text">
      <style:text-properties officeooo:rsid="000e9442"/>
    </style:style>
    <style:style style:name="T4" style:family="text">
      <style:text-properties fo:font-style="italic" style:font-style-asian="italic" style:font-style-complex="italic"/>
    </style:style>
    <style:style style:name="T5" style:family="text">
      <style:text-properties officeooo:rsid="000f48a5"/>
    </style:style>
    <style:style style:name="T6" style:family="text">
      <style:text-properties officeooo:rsid="00110b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ignment <text:span text:style-name="T1">3</text:span>: <text:span text:style-name="T1">Cobol</text:span></text:p>
      <text:p text:style-name="P7"><text:s/><text:tab/><text:span text:style-name="T1">Re-Engineering a text analyzer</text:span></text:p>
      <text:p text:style-name="P1"/>
      <text:p text:style-name="P1">Student Name: <text:s text:c="2"/><text:span text:style-name="T6">Wolfgang Huettinger</text:span></text:p>
      <text:p text:style-name="P1">Student ID: <text:s text:c="7"/></text:p>
      <text:p text:style-name="P1">Student Email: <text:s text:c="2"/></text:p>
      <text:p text:style-name="P1"/>
      <text:p text:style-name="P1">Date created: <text:s text:c="3"/><text:span text:style-name="T1">March</text:span> 1<text:span text:style-name="T1">3</text:span>th 2013</text:p>
      <text:p text:style-name="P1">Date modified: March <text:span text:style-name="T1">31st</text:span> 2013</text:p>
      <text:p text:style-name="P1"/>
      <text:p text:style-name="P1"><text:span text:style-name="T1">Convert a Cobol program to new dialect. Enable file to be analyzed to be dynamic with user prompt. Adapt output including correct counting of spaces as well as numbers. Enable the reading of large files. </text:span></text:p>
      <text:p text:style-name="P3"/>
      <text:p text:style-name="P4">Design Document</text:p>
      <text:p text:style-name="P5"/>
      <text:p text:style-name="P5">The program uses the same logic as the original one provided. It now prompts the user for a file name. Then the file is dynamically opened and the program analyzes the file. The program now distinguishes between character<text:span text:style-name="T2">s</text:span> and numbers and counts them independently. </text:p>
      <text:p text:style-name="P5">It should be noted that the prompt and wait for user input is not a regular behavior of programs in Cobol. Those program should run always without user interaction. This is especially necessary as many Cobol programs are executed in batches and process<text:span text:style-name="T2">ed</text:span> sequentially. </text:p>
      <text:p text:style-name="P11"/>
      <text:p text:style-name="P17">Definition of expansion:</text:p>
      <text:p text:style-name="P11">I identified the concept of numbers to be similar to characters. Therefore I see each individual character representing a numeric character as one number. I am aware that dates will be counted as several numbers as well as multi-digit numbers. For example the current date 2013-03-31 would count as 8 whereas the number 211 will be counted as 3. </text:p>
      <text:p text:style-name="P11">I also adapted the program so it is able to read larger texts. The provided text is well fitted for the program and small expansion, in form of 10 characters, it showed the limit of the original program. I chose a relative large number to counter this problem. Nevertheless due to the limitation of my abilities there is still a limit of the text size. </text:p>
      <text:p text:style-name="P5"/>
      <text:p text:style-name="P11">Please note that I only added a small portion of comments to the core sections indicated by the assignment rubric and marking scheme. I regard the program code itself as it is intended to be self-documenting. By adding more comments the readability would have not been increased largely. </text:p>
      <text:p text:style-name="P5"/>
      <text:p text:style-name="P8">Compilation instructions:</text:p>
      <text:p text:style-name="P5"><text:soft-page-break/>To compile this program please copy the file:</text:p>
      <text:p text:style-name="P5"><text:tab/>assignment3.cob</text:p>
      <text:p text:style-name="P5">into one folder. If the user intends to execute the program in this folder a corresponding file containing text to be analyzed should be added. This file name will have to be provided after executing the compiled program. Existing files with the name OUT.TXT will be overwritten.</text:p>
      <text:p text:style-name="P5">Under Linux please install the OpenCobol compiler. On Mint14 this was sufficient and the program could be compiled using the phrase:</text:p>
      <text:p text:style-name="P5"><text:tab/>cobc -free -x -o assignment3exe assignment3.cob</text:p>
      <text:p text:style-name="P5">This generates an executable with the name assignment3exe. </text:p>
      <text:p text:style-name="P5">In the tested system this program compiles without errors and runs without problems.</text:p>
      <text:p text:style-name="P5"/>
      <text:p text:style-name="P8">Execution of the program:</text:p>
      <text:p text:style-name="P5">To execute this <text:span text:style-name="T3">program </text:span>please enter ./assignment3exe.</text:p>
      <text:p text:style-name="P5">Then the program will prompt:</text:p>
      <text:p text:style-name="P5"><text:tab/>Please enter file name to be analyzed:</text:p>
      <text:p text:style-name="P5">Then the user should enter the file name like text.txt <text:span text:style-name="T3">for </text:span>example.</text:p>
      <text:p text:style-name="P5">Then the program terminates. After that the user will find the results of the program analysis in OUT.TXT. Previous runs will be overwritten. It should be noted that the file name is case sensitive except for Windows systems. </text:p>
      <text:p text:style-name="P5"/>
      <text:p text:style-name="P8">Program Structure:</text:p>
      <text:p text:style-name="P6">The program follows the general structure of many Cobol programs. </text:p>
      <text:p text:style-name="P6"/>
      <text:p text:style-name="P6">The modifications <text:span text:style-name="T3">I made</text:span> are as follows:</text:p>
      <text:p text:style-name="P6">1) For the dynamic file name I added and modified:</text:p>
      <text:list xml:id="list7832901980120115199" text:style-name="L1">
        <text:list-item>
          <text:p text:style-name="P12">Change “TEXT.TXT” to <text:span text:style-name="T4">filevariable</text:span> as this will be the variable file name </text:p>
        </text:list-item>
        <text:list-item>
          <text:p text:style-name="P12">Declare this variable with type 77 as it will store a file name</text:p>
        </text:list-item>
        <text:list-item>
          <text:p text:style-name="P12">Add a prompt to the user</text:p>
        </text:list-item>
        <text:list-item>
          <text:p text:style-name="P12">Wait for input by the user and use this as the new file name</text:p>
        </text:list-item>
        <text:list-item>
          <text:p text:style-name="P12">Open the file with the now know<text:span text:style-name="T3">n</text:span> input file name</text:p>
        </text:list-item>
      </text:list>
      <text:p text:style-name="P6"/>
      <text:p text:style-name="P6">2) Count numbers properly</text:p>
      <text:list xml:id="list4648618899473633504" text:style-name="L2">
        <text:list-item>
          <text:p text:style-name="P13">Declare the variables to store the number of numbers in the text</text:p>
        </text:list-item>
        <text:list-item>
          <text:p text:style-name="P13">Declare the corresponding output sections for this new counter</text:p>
        </text:list-item>
        <text:list-item>
          <text:p text:style-name="P13">Add a case statement (<text:span text:style-name="T4">evaluate</text:span>) to catch the numbers</text:p>
        </text:list-item>
      </text:list>
      <text:p text:style-name="P6"/>
      <text:p text:style-name="P18">Program algorithm:</text:p>
      <text:list xml:id="list7306247119745438496" text:style-name="L3">
        <text:list-item>
          <text:p text:style-name="P15">Program open the output file and predefines variables.</text:p>
        </text:list-item>
        <text:list-item>
          <text:p text:style-name="P15">Program ask the user for the file name.</text:p>
        </text:list-item>
        <text:list-item>
          <text:p text:style-name="P14"><text:span text:style-name="T5">User enters the file name and the program open the file dynamically during run </text:span><text:soft-page-break/><text:span text:style-name="T5">time.</text:span></text:p>
        </text:list-item>
        <text:list-item>
          <text:p text:style-name="P15">Perform the outer loop.</text:p>
        </text:list-item>
        <text:list-item>
          <text:p text:style-name="P15">Outer loop is reading the next sentence and calls corresponding procedure.</text:p>
        </text:list-item>
        <text:list-item>
          <text:p text:style-name="P15">The following procedure calls the analysis for each character on the line procedure or closes up the program after its reaches an end.</text:p>
        </text:list-item>
        <text:list-item>
          <text:p text:style-name="P15">Analysis procedure is reading every character and identifies it. Here it determines between alphabetic characters, numbers, commas, periods, semi-colon, and dashes.</text:p>
        </text:list-item>
        <text:list-item>
          <text:p text:style-name="P15">Output procedure writes out the input file as well as the analysis to the output file.</text:p>
        </text:list-item>
        <text:list-item>
          <text:p text:style-name="P15">The program terminates then. </text:p>
        </text:list-item>
      </text:list>
      <text:p text:style-name="P6"/>
      <text:p text:style-name="P16">Please note that the program terminates if it identifies the end of the text file which is the “/” symbol. This symbol has to be place on a separate line. It also terminates if the maximum of lines is reached. </text:p>
      <text:p text:style-name="P6"/>
      <text:p text:style-name="P9">Discussion</text:p>
      <text:p text:style-name="P6"><text:span text:style-name="T3">In</text:span> summary I want to point out that the dynamic assignment of file names is possible. Nevertheless it is highly recommended not to have dynamic user interaction. Cobol programs are supposed to run independently. </text:p>
      <text:p text:style-name="P6">As Cobol is a relative old language <text:span text:style-name="T3">with many different dialects</text:span>, manuals are written differently and a large abstraction is needed to extract the needed information. Many authors expect that the reader is fully aware of the language and only special cases are handled. After all this assignment was much more easier to complete than assignment 2. </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17:29:25</meta:creation-date>
    <dc:date>2015-07-26T20:40:52.997506548</dc:date>
    <meta:editing-duration>PT1H1M49S</meta:editing-duration>
    <meta:editing-cycles>9</meta:editing-cycles>
    <meta:generator>LibreOffice/4.2.8.2$Linux_X86_64 LibreOffice_project/420m0$Build-2</meta:generator>
    <meta:document-statistic meta:table-count="0" meta:image-count="0" meta:object-count="0" meta:page-count="3" meta:paragraph-count="56" meta:word-count="883" meta:character-count="5224" meta:non-whitespace-character-count="4379"/>
  </office:meta>
</office:document-meta>
</file>